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" style:font-family-generic="swiss"/>
    <style:font-face style:name="Microsoft YaHei" svg:font-family="'Microsoft YaHei'" style:font-pitch="variable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normal" fo:font-weight="normal" officeooo:rsid="0003cee7" officeooo:paragraph-rsid="0003cee7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normal" style:font-weight-asian="normal" style:font-weight-complex="normal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Header">
      <style:paragraph-properties fo:text-align="center" style:justify-single-word="false" style:border-line-width-bottom="0.088cm 0.088cm 0.088cm" fo:padding-left="0cm" fo:padding-right="0cm" fo:padding-top="0cm" fo:padding-bottom="0.035cm" fo:border-left="none" fo:border-right="none" fo:border-top="none" fo:border-bottom="7.51pt double #8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officeooo:rsid="0003cee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Atmega 328: the first 0x200 bytes.</text:span><text:span text:style-name="T2"> These are reserved for user data</text:span></text:p>
      <text:p text:style-name="P1"/>
      <text:p text:style-name="P2">Bytes 0-1<text:tab/><text:tab/><text:tab/>First address available for numeric data </text:p>
      <text:p text:style-name="P2">Byte 2<text:tab/><text:tab/><text:tab/><text:tab/>Number of bytes used for numeric data</text:p>
      <text:p text:style-name="P2">Bytes 3-4<text:tab/><text:tab/><text:tab/>First address reserved for the application</text:p>
      <text:p text:style-name="P2">Bytes 5-0x1FF<text:tab/><text:tab/>Available for strings and numeric data</text:p>
      <text:p text:style-name="P1"/>
      <text:p text:style-name="P2">As supplied on the project pcb, bytes 5 to 0x1FB are occupied by strings.</text:p>
      <text:p text:style-name="P2">No space is reserved for use by the mini-OS and no numeric data is stored.</text:p>
      <text:p text:style-name="P2">Locations 0x01FC, D, E and F are unused.</text:p>
      <text:p text:style-name="P1"/>
      <text:p text:style-name="Standard"><text:span text:style-name="T1">Atmega 328: The second 200 bytes</text:span><text:span text:style-name="T2"> These are reserved for use by the mini-OS</text:span></text:p>
      <text:p text:style-name="P2">Bytes 0x200 – 0x3F6 contain a copy of the strings required to use the Atmega 168 as a programmer.</text:p>
      <text:p text:style-name="P2">0x3F7 to 0x3FA: These 4 bytes are not used.</text:p>
      <text:p text:style-name="P2">0x3FB<text:tab/>controls display intensity</text:p>
      <text:p text:style-name="P2">0x3FC<text:tab/>contains 1 for diagnostic mode (user pressed 'x' at the “p/r...” prompt) otherwise contains 0.</text:p>
      <text:p text:style-name="P2">0x3FD contains the default value of OSCCAL (supplied by Atmel)</text:p>
      <text:p text:style-name="P2">0x3FE and 0x3FF contain the user calibration values of OSCCAL.</text:p>
      <text:p text:style-name="P1"/>
      <text:p text:style-name="P1">Atmega 168 bytes 0-0x1FF</text:p>
      <text:p text:style-name="P1"/>
      <text:p text:style-name="P2">Bytes 0 – 0x1F6 :<text:tab/>These contain strings used when the Atmega 168 is programmed with “1_ATMEGA_Programmer_V2.29A” for updating the mini-OS or programming the Atmega 328 EEPROM.</text:p>
      <text:p text:style-name="P2">Note: this space can be overwritten by project SW and the strings restored when needed.</text:p>
      <text:p text:style-name="P1"/>
      <text:p text:style-name="Standard"><text:span text:style-name="T2">0x1F7 and 0x1F8<text:tab/><text:tab/>User cal byte</text:span></text:p>
      <text:p text:style-name="P2">0x1F9<text:tab/><text:tab/><text:tab/><text:tab/>Default calibration byte</text:p>
      <text:p text:style-name="P3"><text:span text:style-name="T2">0x1FA – 0x1FD<text:tab/><text:tab/>4 unused bytes</text:span></text:p>
      <text:p text:style-name="P4">0x1FE and 0x1FF<text:tab/><text:tab/>Seed for 16 bit PRN generator</text:p>
      <text:p text:style-name="P5">Modified as below</text:p>
      <text:p text:style-name="P2"/>
      <text:p text:style-name="P2"/>
      <text:p text:style-name="P2">0x<text:span text:style-name="T5">1FF</text:span> PRN generator random number HB</text:p>
      <text:p text:style-name="P2">0x<text:span text:style-name="T5">1FE</text:span> PRN generator random number LB</text:p>
      <text:p text:style-name="P2">0x<text:span text:style-name="T5">1FD</text:span> PRN generator random number HB</text:p>
      <text:p text:style-name="P2">0x<text:span text:style-name="T5">1FC</text:span> PRN generator random number LB</text:p>
      <text:p text:style-name="P2">0x<text:span text:style-name="T5">1FB</text:span> PRN generator random number HB</text:p>
      <text:p text:style-name="P2">0x<text:span text:style-name="T5">1FA</text:span> PRN generator random number LB</text:p>
      <text:p text:style-name="P2">0x<text:span text:style-name="T5">1F6</text:span> PRN EEPROM location offset 0, 1 or 2</text:p>
      <text:p text:style-name="P2"/>
      <text:p text:style-name="P2"/>
      <text:p text:style-name="P2"/>
      <text:p text:style-name="P2"/>
      <text:p text:style-name="P2"/>
      <text:p text:style-name="P1">Programming the Atmega 168 EEPROM</text:p>
      <text:p text:style-name="P2">This is normally done on the programmer pcb using “1_ATMEGA_Programmer_V1.08” running on the Atmega 328.</text:p>
      <text:p text:style-name="P2">Echo the “User Prompt” and then press 'P', 'E' and 'W'.</text:p>
      <text:p text:style-name="P2"><text:soft-page-break/>Note:</text:p>
      <text:p text:style-name="P2">The Atmega 168 flash should also be programmed with 1_ATMEGA_Programmer_V2.29A.hex”</text:p>
      <text:p text:style-name="P2"/>
      <text:p text:style-name="P1">Programming the Atmega 328 EEPROM</text:p>
      <text:p text:style-name="P2">This is normally done on the project PCB using “1_ATMEGA_Programmer_V2.29A.hex” running on the Atmega 168.</text:p>
      <text:p text:style-name="P6">When programming the EEPROM press </text:p>
      <text:p text:style-name="P6">"E" to program addresses 5 to 0x1FF or</text:p>
      <text:p text:style-name="P6">"e" to program addresses 0x200 to 0x3FD or</text:p>
      <text:p text:style-name="P6">"D" to delete the entire EEPROM up to 0x3FD (preserves cal bytes)</text:p>
      <text:p text:style-name="P6">When verifying the target EEPROM press "r" or "R".</text:p>
      <text:p text:style-name="P2"/>
      <text:p text:style-name="P2">Note: <text:s/>An Atmega 328 programmed with “1_ATMEGA_Programmer_V1.08” can be soldered onto a project pcb if an unprogrammed Atmega 168 has already been soldered i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" svg:font-family="'Lucida Sans'" style:font-family-generic="swiss"/>
    <style:font-face style:name="Microsoft YaHei" svg:font-family="'Microsoft YaHei'" style:font-pitch="variable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letter-kerning="true" style:font-name-asian="SimSun" style:font-family-asian="SimSun" style:font-pitch-asian="variable" style:font-size-asian="12pt" style:language-asian="zh" style:country-asian="CN" style:font-name-complex="Lucida Sans1" style:font-family-complex="'Lucida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Lucida Sans1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style:border-line-width-bottom="0.088cm 0.088cm 0.088cm" fo:padding-left="0cm" fo:padding-right="0cm" fo:padding-top="0cm" fo:padding-bottom="0.035cm" fo:border-left="none" fo:border-right="none" fo:border-top="none" fo:border-bottom="7.51pt double #800000"/>
    </style:style>
    <style:style style:name="MT1" style:family="text">
      <style:text-properties fo:font-size="14pt" fo:font-weight="bold" style:font-size-asian="14pt" style:font-weight-asian="bold" style:font-size-complex="14pt"/>
    </style:style>
    <style:style style:name="MT2" style:family="text">
      <style:text-properties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67cm" fo:margin-bottom="1.268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-programming for beginners: </text:span><text:span text:style-name="MT2">EEPROM allocation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Osborne</meta:initial-creator>
    <meta:creation-date>2018-06-18T17:02:08</meta:creation-date>
    <dc:date>2023-06-23T13:46:20.577000000</dc:date>
    <meta:editing-cycles>3</meta:editing-cycles>
    <meta:editing-duration>P23DT22H30M3S</meta:editing-duration>
    <meta:generator>LibreOffice/6.2.8.2$Windows_X86_64 LibreOffice_project/f82ddfca21ebc1e222a662a32b25c0c9d20169ee</meta:generator>
    <meta:document-statistic meta:table-count="0" meta:image-count="0" meta:object-count="0" meta:page-count="2" meta:paragraph-count="44" meta:word-count="413" meta:character-count="2485" meta:non-whitespace-character-count="2095"/>
  </office:meta>
</office:document-meta>
</file>